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A000003FD97A7C4E772B7C028.png" manifest:media-type="image/png"/>
  <manifest:file-entry manifest:full-path="Pictures/1000000100000578000003821BCF1953779F90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0.904cm" draw:z-index="0"><draw:image xlink:href="Pictures/1000000100000578000003821BCF1953779F902F.png" xlink:type="simple" xlink:show="embed" xlink:actuate="onLoad" draw:mime-type="image/png"/></draw:frame><draw:frame draw:style-name="fr1" draw:name="Image2" text:anchor-type="char" svg:x="0.106cm" svg:y="11.853cm" svg:width="17cm" svg:height="12.24cm" draw:z-index="1"><draw:image xlink:href="Pictures/100000010000058A000003FD97A7C4E772B7C0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29:12.673943166</meta:creation-date>
    <dc:date>2023-11-21T15:30:10.694267615</dc:date>
    <meta:editing-duration>PT5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